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/>
    </style:style>
    <style:style style:name="T4" style:family="text">
      <style:text-properties fo:color="#ff0000"/>
    </style:style>
    <style:style style:name="T5" style:family="text">
      <style:text-properties fo:color="#2300dc"/>
    </style:style>
    <style:style style:name="T6" style:family="text">
      <style:text-properties fo:color="#6b009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ripting Language</text:p>
          </draw:text-box>
        </draw:frame>
        <draw:frame presentation:style-name="pr2" draw:text-style-name="P1" draw:layer="layout" svg:width="25.199cm" svg:height="15.573cm" svg:x="1.217cm" svg:y="4.572cm" presentation:class="subtitle" presentation:user-transformed="true">
          <draw:text-box>
            <text:p text:style-name="P1"><text:span text:style-name="T1"/></text:p>
            <text:p text:style-name="P1"><text:span text:style-name="T2">Small scripts can be attached to game entities. <text:s/>The entity clicked will open a console associated with that object.</text:span></text:p>
            <text:p text:style-name="P1"><text:span text:style-name="T2"/></text:p>
            <text:p text:style-name="P1">Specify properties of clicked objects:</text:p>
            <text:p text:style-name="P1"><text:tab/><text:span text:style-name="T3">tunic.color</text:span><text:span text:style-name="T4">:</text:span> blue</text:p>
            <text:p text:style-name="P1"/>
            <text:p text:style-name="P1">Allow conditional branching:</text:p>
            <text:p text:style-name="P1"><text:tab/><text:span text:style-name="T5">if</text:span> <text:span text:style-name="T3">enemy.distance</text:span> &lt; 2<text:span text:style-name="T4">:</text:span> <text:span text:style-name="T6">attack</text:span>() <text:s/></text:p>
            <text:p text:style-name="P1"/>
            <text:p text:style-name="P1">Allow looping:</text:p>
            <text:p text:style-name="P1"><text:tab/><text:span text:style-name="T5">every</text:span> 2000<text:span text:style-name="T4">:</text:span> <text:span text:style-name="T6">heal</text:span>()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mep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grammable companions</text:p>
              </text:list-item>
              <text:list-item>
                <text:p>Programmable attacks, spells, and weapons</text:p>
              </text:list-item>
              <text:list-item>
                <text:p>Can program enemies once a high enough level is reached</text:p>
              </text:list-item>
              <text:list-item>
                <text:p>Scalable access to private properties of objects through point system</text:p>
              </text:list-item>
              <text:list-item>
                <text:p><text:s/>Sandboxed, Zelda style rpg with procedurally generated m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ck 'n' Slash screensh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Hogan</meta:initial-creator>
    <meta:creation-date>2014-10-30T11:26:01.197410925</meta:creation-date>
    <dc:date>2014-10-30T12:30:29.827424004</dc:date>
    <dc:creator>Christopher Hogan</dc:creator>
    <meta:editing-duration>PT3M7S</meta:editing-duration>
    <meta:editing-cycles>1</meta:editing-cycles>
    <meta:document-statistic meta:object-count="37"/>
    <meta:generator>LibreOffice/4.2.6.3$Linux_X86_64 LibreOffice_project/420$Build-3</meta:generator>
  </office:meta>
</office:document-meta>
</file>